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Helvetica Neue" svg:font-family="'Helvetica Neu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Corps">
      <style:text-properties fo:font-weight="bold" style:font-weight-asian="bold" style:font-weight-complex="bold"/>
    </style:style>
    <style:style style:name="P2" style:family="paragraph" style:parent-style-name="Corps" style:list-style-name="WWNum2"/>
    <style:style style:name="P3" style:family="paragraph" style:parent-style-name="Corps">
      <style:text-properties style:text-underline-style="none"/>
    </style:style>
    <style:style style:name="P4" style:family="paragraph" style:parent-style-name="Corps">
      <style:text-properties style:text-underline-style="solid" style:text-underline-width="auto" style:text-underline-color="#ffffff"/>
    </style:style>
    <style:style style:name="P5" style:family="paragraph" style:parent-style-name="Corps">
      <style:paragraph-properties style:writing-mode="lr-tb"/>
    </style:style>
    <style:style style:name="P6" style:family="paragraph" style:parent-style-name="Corps" style:list-style-name="WWNum2">
      <style:paragraph-properties style:writing-mode="lr-tb"/>
    </style:style>
    <style:style style:name="P7" style:family="paragraph" style:parent-style-name="Corps" style:list-style-name="WWNum2">
      <style:paragraph-properties fo:margin-top="0in" fo:margin-bottom="0in" loext:contextual-spacing="false" style:writing-mode="lr-tb"/>
    </style:style>
    <style:style style:name="P8" style:family="paragraph" style:parent-style-name="Titre" style:master-page-name="Standard">
      <style:paragraph-properties style:page-number="auto" style:writing-mode="lr-tb"/>
    </style:style>
    <style:style style:name="T1" style:family="text">
      <style:text-properties style:text-position="11% 100%"/>
    </style:style>
    <style:style style:name="T2" style:family="text">
      <style:text-properties style:text-position="11% 100%" officeooo:rsid="0004e0e8"/>
    </style:style>
    <style:style style:name="T3" style:family="text">
      <style:text-properties fo:language="fr" fo:country="FR" fo:font-weight="bold" style:font-weight-asian="bold" style:font-weight-complex="bold"/>
    </style:style>
    <style:style style:name="T4" style:family="text">
      <style:text-properties fo:language="fr" fo:country="FR" style:text-underline-style="solid" style:text-underline-width="auto" style:text-underline-color="#ffffff"/>
    </style:style>
    <style:style style:name="T5" style:family="text">
      <style:text-properties fo:language="fr" fo:country="FR" style:text-underline-style="none"/>
    </style:style>
    <style:style style:name="T6" style:family="text">
      <style:text-properties fo:language="fr" fo:country="FR" style:text-underline-style="none" fo:font-weight="bold" style:font-weight-asian="bold" style:font-weight-complex="bold"/>
    </style:style>
    <style:style style:name="T7" style:family="text">
      <style:text-properties fo:language="fr" fo:country="FR" fo:font-style="italic" style:text-underline-style="none" style:font-style-asian="italic" style:font-style-complex="italic"/>
    </style:style>
    <style:style style:name="T8" style:family="text">
      <style:text-properties fo:font-weight="bold" style:font-weight-asian="bold" style:font-weight-complex="bold"/>
    </style:style>
    <style:style style:name="T9" style:family="text">
      <style:text-properties style:text-underline-style="none"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1"><text:span text:style-name="T2">D</text:span>ÉTAIL DES DEMANDES</text:h>
      <text:p text:style-name="P1"/>
      <text:p text:style-name="P1"/>
      <text:p text:style-name="Corps"><text:span text:style-name="T3">OBJECTIF:</text:span></text:p>
      <text:list xml:id="list206290296" text:style-name="WWNum2">
        <text:list-item>
          <text:p text:style-name="P7">IHM (Interface Homme Machine) qui permet de faciliter le suivi de projet</text:p>
        </text:list-item>
        <text:list-item>
          <text:p text:style-name="P7">Interface simple et intuitive à utiliser pour ne pas avoir à former tout le monde -&gt; simplicité d’utilisation</text:p>
        </text:list-item>
        <text:list-item>
          <text:p text:style-name="P7">La saisie doit pouvoir être réalisable depuis n’importe quel poste: parc informatique hétérogène (UNIX/LINUX, PC Windows (7, 8, XP), tablettes Android)</text:p>
        </text:list-item>
        <text:list-item>
          <text:p text:style-name="P6">Navigateur Web avec contrôle d’accès (Log In)</text:p>
        </text:list-item>
      </text:list>
      <text:p text:style-name="P5"/>
      <text:p text:style-name="P5"/>
      <text:p text:style-name="P1"/>
      <text:p text:style-name="Corps"><text:span text:style-name="T3">MODÈLE UTILISATEUR:</text:span></text:p>
      <text:list xml:id="list113536558842476" text:continue-numbering="true" text:style-name="WWNum2">
        <text:list-item>
          <text:p text:style-name="P6"><text:span text:style-name="Aucune"><text:span text:style-name="T4">Superviseur:</text:span></text:span> a tous les droits (accès et modifications), <text:s/>créé les projets et affecte les responsables</text:p>
        </text:list-item>
      </text:list>
      <text:p text:style-name="P5"/>
      <text:list xml:id="list113535681632070" text:continue-numbering="true" text:style-name="WWNum2">
        <text:list-item>
          <text:p text:style-name="P6"><text:span text:style-name="Aucune"><text:span text:style-name="T4">Responsable de projet:</text:span></text:span> créé des lots dans son projet (à renseigner à la création: dates de début, dates de fin, budget prévisionnel), clôture les lots de son projet, dispose de toutes les infos concernant son projet, peut avoir plusieurs projets</text:p>
        </text:list-item>
      </text:list>
      <text:p text:style-name="P5"/>
      <text:list xml:id="list113535240431130" text:continue-numbering="true" text:style-name="WWNum2">
        <text:list-item>
          <text:p text:style-name="P2"><text:span text:style-name="T4">Responsable de lot:</text:span><text:span text:style-name="Aucune"><text:span text:style-name="T5"> créé des activités dans son lot (à renseigner à la création: date de début prévisionnelle, date de fin prévisionnelle, budget prévisionnel), clôture les activités de son lot, dispose de toutes les infos concernant son lot</text:span></text:span></text:p>
        </text:list-item>
      </text:list>
      <text:p text:style-name="P3"><text:span text:style-name="Aucune"/></text:p>
      <text:list xml:id="list113536087060868" text:continue-numbering="true" text:style-name="WWNum2">
        <text:list-item>
          <text:p text:style-name="P2"><text:span text:style-name="T4">Responsable métier:</text:span><text:span text:style-name="Aucune"><text:span text:style-name="T5"> voit le temps passé par ses subordonnés et accès à leurs informations</text:span></text:span></text:p>
        </text:list-item>
      </text:list>
      <text:p text:style-name="P3"><text:span text:style-name="Aucune"/></text:p>
      <text:list xml:id="list113535774286632" text:continue-numbering="true" text:style-name="WWNum2">
        <text:list-item>
          <text:p text:style-name="P2"><text:span text:style-name="T4">Personnel:</text:span><text:span text:style-name="Aucune"><text:span text:style-name="T5"> indique (en fin de période) le temps passé par lot, dispose des activités sur lesquelles il a le droit de travailler (a seulement accès au libellé de l’activité et non à toutes les données de l’activité) et peut voir le nombre d’unité de temps possible pour l’activité</text:span></text:span></text:p>
        </text:list-item>
      </text:list>
      <text:p text:style-name="P3"><text:span text:style-name="Aucune"/></text:p>
      <text:p text:style-name="P3"><text:span text:style-name="Aucune"/></text:p>
      <text:p text:style-name="P4"/>
      <text:p text:style-name="Corps"><text:span text:style-name="T3">MODÈLE PROJET:</text:span></text:p>
      <text:list xml:id="list113535864184598" text:continue-numbering="true" text:style-name="WWNum2">
        <text:list-item>
          <text:p text:style-name="P6"><text:span text:style-name="Aucune"><text:span text:style-name="T4">Projet:</text:span></text:span> composé de différents lots, clôturé lorsque tous ses lots sont clôturés</text:p>
        </text:list-item>
      </text:list>
      <text:p text:style-name="P5"/>
      <text:list xml:id="list113536076643065" text:continue-numbering="true" text:style-name="WWNum2">
        <text:list-item>
          <text:p text:style-name="P6"><text:span text:style-name="Aucune"><text:span text:style-name="T4">Lot:</text:span></text:span> composé de différentes activités, n’appartient qu’à un seul projet, ne peut plus prendre de saisies une fois clôturé, si le responsable de lot ne créé pas d’activité dans le lot il existe une activité par défaut qui a les attributs (dates prévisionnelles et budget prévisionnel) définis lors de la créations du lot par le resto projet</text:p>
        </text:list-item>
      </text:list>
      <text:p text:style-name="P5"/>
      <text:list xml:id="list113536616715203" text:continue-numbering="true" text:style-name="WWNum2">
        <text:list-item>
          <text:p text:style-name="P2"><text:span text:style-name="T4">Activité:</text:span><text:span text:style-name="Aucune"><text:span text:style-name="T5"> n’appartient qu’à un seul lot, une activité clôturée ne peut plus prendre de saisie</text:span></text:span></text:p>
        </text:list-item>
      </text:list>
      <text:p text:style-name="P3"><text:span text:style-name="Aucune"/></text:p>
      <text:p text:style-name="P3"><text:span text:style-name="Aucune"/></text:p>
      <text:p text:style-name="P3"><text:span text:style-name="Aucune"/></text:p>
      <text:p text:style-name="Corps"><text:span text:style-name="Aucune"><text:span text:style-name="T6">FONCTIONALITÉS:</text:span></text:span></text:p>
      <text:list xml:id="list113536377317964" text:continue-numbering="true" text:style-name="WWNum2">
        <text:list-item>
          <text:p text:style-name="P2"><text:span text:style-name="T4">Permission:</text:span><text:span text:style-name="Aucune"><text:span text:style-name="T5"> un utilisateur de rang N+2 a également les droits d’un utilisateurs de rang N+1 (ordre des rangs: superviseur &gt; responsable de projet &gt; responsable de lot &gt; responsable métier &gt; personnel « classique »</text:span></text:span></text:p>
        </text:list-item>
      </text:list>
      <text:p text:style-name="P3"><text:span text:style-name="Aucune"/></text:p>
      <text:list xml:id="list113536828567949" text:continue-numbering="true" text:style-name="WWNum2">
        <text:list-item>
          <text:p text:style-name="P2"><text:soft-page-break/><text:span text:style-name="T4">Multiplicité:</text:span><text:span text:style-name="Aucune"><text:span text:style-name="T5"> un utilisateur </text:span></text:span><text:span text:style-name="Aucune"><text:span text:style-name="T7">peut</text:span></text:span><text:span text:style-name="Aucune"><text:span text:style-name="T5"> avoir plusieurs rôles (par exemple: un chef de projet peut également être un responsable de lot)</text:span></text:span></text:p>
        </text:list-item>
      </text:list>
      <text:p text:style-name="P3"><text:span text:style-name="Aucune"/></text:p>
      <text:p text:style-name="Corps"/>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Helvetica Neue" svg:font-family="'Helvetica Neu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hyphenation-ladder-count="no-limit" style:text-autospace="ideograph-alpha" style:punctuation-wrap="hanging" style:line-break="strict" style:tab-stop-distance="0.5in" style:writing-mode="page"/>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loext:padding="0in" loext:border="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none" draw:fill-color="#ffffff"/>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background-color="transparent" fo:padding="0in" fo:border="none" fo:keep-with-next="auto" text:number-lines="true" text:line-number="0" style:writing-mode="lr-tb"/>
      <style:text-properties fo:font-size="12pt" fo:language="en" fo:country="US" style:font-size-asian="12pt" style:language-asian="en" style:country-asian="US" style:font-size-complex="12pt" style:language-complex="ar" style:country-complex="SA"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re" style:family="paragraph" style:next-style-name="Corps" style:default-outline-level="1" style:list-style-name="">
      <loext:graphic-properties draw:fill="none" draw:fill-color="#ffffff"/>
      <style:paragraph-properties fo:margin-left="0in" fo:margin-right="0in" fo:margin-top="0in" fo:margin-bottom="0in" loext:contextual-spacing="false" fo:line-height="100%" fo:text-align="center" style:justify-single-word="false" fo:keep-together="auto" fo:orphans="2" fo:widows="2" fo:hyphenation-ladder-count="no-limit" fo:text-indent="0in" style:auto-text-indent="false" fo:break-before="auto" fo:break-after="auto" fo:background-color="transparent" fo:padding="0in" fo:border="none" fo:keep-with-next="always" text:number-lines="true" text:line-number="0"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8pt" fo:letter-spacing="normal" fo:language="fr" fo:country="FR" fo:font-style="normal" style:text-underline-style="none" fo:font-weight="bold" style:letter-kerning="false" style:font-name-asian="Arial Unicode MS" style:font-family-asian="'Arial Unicode MS'" style:font-family-generic-asian="system" style:font-pitch-asian="variable" style:font-size-asian="18pt" style:font-style-asian="normal" style:font-weight-asian="bold" style:font-name-complex="Arial Unicode MS" style:font-family-complex="'Arial Unicode MS'" style:font-family-generic-complex="system" style:font-pitch-complex="variable" style:font-size-complex="18pt" style:font-style-complex="normal" style:font-weight-complex="bold" fo:hyphenate="true" fo:hyphenation-remain-char-count="2" fo:hyphenation-push-char-count="2" loext:hyphenation-no-caps="false"/>
    </style:style>
    <style:style style:name="Corps" style:family="paragraph" style:default-outline-level="">
      <loext:graphic-properties draw:fill="none" draw:fill-color="#ffffff"/>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background-color="transparent" fo:padding="0in" fo:border="none" fo:keep-with-next="auto" text:number-lines="true" text:line-number="0"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1pt" fo:letter-spacing="normal" fo:language="fr" fo:country="FR" fo:font-style="normal" style:text-underline-style="none" fo:font-weight="normal" style:letter-kerning="false" style:font-name-asian="Arial Unicode MS" style:font-family-asian="'Arial Unicode MS'" style:font-family-generic-asian="system" style:font-pitch-asian="variable" style:font-size-asian="11pt" style:font-style-asian="normal" style:font-weight-asian="normal" style:font-name-complex="Arial Unicode MS" style:font-family-complex="'Arial Unicode MS'" style:font-family-generic-complex="system" style:font-pitch-complex="variable" style:font-size-complex="11pt" style:font-style-complex="normal" style:font-weight-complex="normal" fo:hyphenate="true" fo:hyphenation-remain-char-count="2" fo:hyphenation-push-char-count="2" loext:hyphenation-no-caps="false"/>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fffff"/>
    </style:style>
    <style:style style:name="Aucune" style:family="text">
      <style:text-properties fo:language="fr" fo:country="FR"/>
    </style:style>
    <style:style style:name="ListLabel_20_1" style:display-name="ListLabel 1" style:family="text">
      <style:text-properties fo:font-variant="normal" fo:text-transform="none" style:text-outline="false" style:text-line-through-style="none" style:text-line-through-type="none" style:text-position="0% 100%" fo:font-size="13pt" fo:letter-spacing="normal" style:letter-kerning="false" style:font-size-asian="13pt" style:font-size-complex="13pt" style:text-scale="100%" style:font-relief="none"/>
    </style:style>
    <style:style style:name="ListLabel_20_2" style:display-name="ListLabel 2" style:family="text">
      <style:text-properties fo:font-variant="normal" fo:text-transform="none" style:text-outline="false" style:text-line-through-style="none" style:text-line-through-type="none" style:text-position="0% 100%" fo:font-size="13pt" fo:letter-spacing="normal" style:letter-kerning="false" style:font-size-asian="13pt" style:font-size-complex="13pt" style:text-scale="100%" style:font-relief="none"/>
    </style:style>
    <style:style style:name="ListLabel_20_3" style:display-name="ListLabel 3" style:family="text">
      <style:text-properties fo:font-variant="normal" fo:text-transform="none" style:text-outline="false" style:text-line-through-style="none" style:text-line-through-type="none" style:text-position="0% 100%" fo:font-size="13pt" fo:letter-spacing="normal" style:letter-kerning="false" style:font-size-asian="13pt" style:font-size-complex="13pt" style:text-scale="100%" style:font-relief="none"/>
    </style:style>
    <style:style style:name="ListLabel_20_4" style:display-name="ListLabel 4" style:family="text">
      <style:text-properties fo:font-variant="normal" fo:text-transform="none" style:text-outline="false" style:text-line-through-style="none" style:text-line-through-type="none" style:text-position="0% 100%" fo:font-size="13pt" fo:letter-spacing="normal" style:letter-kerning="false" style:font-size-asian="13pt" style:font-size-complex="13pt" style:text-scale="100%" style:font-relief="none"/>
    </style:style>
    <style:style style:name="ListLabel_20_5" style:display-name="ListLabel 5" style:family="text">
      <style:text-properties fo:font-variant="normal" fo:text-transform="none" style:text-outline="false" style:text-line-through-style="none" style:text-line-through-type="none" style:text-position="0% 100%" fo:font-size="13pt" fo:letter-spacing="normal" style:letter-kerning="false" style:font-size-asian="13pt" style:font-size-complex="13pt" style:text-scale="100%" style:font-relief="none"/>
    </style:style>
    <style:style style:name="ListLabel_20_6" style:display-name="ListLabel 6" style:family="text">
      <style:text-properties fo:font-variant="normal" fo:text-transform="none" style:text-outline="false" style:text-line-through-style="none" style:text-line-through-type="none" style:text-position="0% 100%" fo:font-size="13pt" fo:letter-spacing="normal" style:letter-kerning="false" style:font-size-asian="13pt" style:font-size-complex="13pt" style:text-scale="100%" style:font-relief="none"/>
    </style:style>
    <style:style style:name="ListLabel_20_7" style:display-name="ListLabel 7" style:family="text">
      <style:text-properties fo:font-variant="normal" fo:text-transform="none" style:text-outline="false" style:text-line-through-style="none" style:text-line-through-type="none" style:text-position="0% 100%" fo:font-size="13pt" fo:letter-spacing="normal" style:letter-kerning="false" style:font-size-asian="13pt" style:font-size-complex="13pt" style:text-scale="100%" style:font-relief="none"/>
    </style:style>
    <style:style style:name="ListLabel_20_8" style:display-name="ListLabel 8" style:family="text">
      <style:text-properties fo:font-variant="normal" fo:text-transform="none" style:text-outline="false" style:text-line-through-style="none" style:text-line-through-type="none" style:text-position="0% 100%" fo:font-size="13pt" fo:letter-spacing="normal" style:letter-kerning="false" style:font-size-asian="13pt" style:font-size-complex="13pt" style:text-scale="100%" style:font-relief="none"/>
    </style:style>
    <style:style style:name="ListLabel_20_9" style:display-name="ListLabel 9" style:family="text">
      <style:text-properties fo:font-variant="normal" fo:text-transform="none" style:text-outline="false" style:text-line-through-style="none" style:text-line-through-type="none" style:text-position="0% 100%" fo:font-size="13pt" fo:letter-spacing="normal" style:letter-kerning="false" style:font-size-asian="13pt" style:font-size-complex="13pt" style:text-scale="100%" style:font-relief="none"/>
    </style:style>
    <style:style style:name="ListLabel_20_10" style:display-name="ListLabel 10" style:family="text">
      <style:text-properties fo:font-variant="normal" fo:text-transform="none" style:text-outline="false" style:text-line-through-style="none" style:text-line-through-type="none" style:text-position="0% 100%" fo:font-size="13pt" fo:letter-spacing="normal" style:letter-kerning="false" style:font-size-asian="13pt" style:font-size-complex="13pt" style:text-scale="100%" style:font-relief="none"/>
    </style:style>
    <style:style style:name="ListLabel_20_11" style:display-name="ListLabel 11" style:family="text">
      <style:text-properties fo:font-variant="normal" fo:text-transform="none" style:text-outline="false" style:text-line-through-style="none" style:text-line-through-type="none" style:text-position="0% 100%" fo:font-size="13pt" fo:letter-spacing="normal" style:letter-kerning="false" style:font-size-asian="13pt" style:font-size-complex="13pt" style:text-scale="100%" style:font-relief="none"/>
    </style:style>
    <style:style style:name="ListLabel_20_12" style:display-name="ListLabel 12" style:family="text">
      <style:text-properties fo:font-variant="normal" fo:text-transform="none" style:text-outline="false" style:text-line-through-style="none" style:text-line-through-type="none" style:text-position="0% 100%" fo:font-size="13pt" fo:letter-spacing="normal" style:letter-kerning="false" style:font-size-asian="13pt" style:font-size-complex="13pt" style:text-scale="100%" style:font-relief="none"/>
    </style:style>
    <style:style style:name="ListLabel_20_13" style:display-name="ListLabel 13" style:family="text">
      <style:text-properties fo:font-variant="normal" fo:text-transform="none" style:text-outline="false" style:text-line-through-style="none" style:text-line-through-type="none" style:text-position="0% 100%" fo:font-size="13pt" fo:letter-spacing="normal" style:letter-kerning="false" style:font-size-asian="13pt" style:font-size-complex="13pt" style:text-scale="100%" style:font-relief="none"/>
    </style:style>
    <style:style style:name="ListLabel_20_14" style:display-name="ListLabel 14" style:family="text">
      <style:text-properties fo:font-variant="normal" fo:text-transform="none" style:text-outline="false" style:text-line-through-style="none" style:text-line-through-type="none" style:text-position="0% 100%" fo:font-size="13pt" fo:letter-spacing="normal" style:letter-kerning="false" style:font-size-asian="13pt" style:font-size-complex="13pt" style:text-scale="100%" style:font-relief="none"/>
    </style:style>
    <style:style style:name="ListLabel_20_15" style:display-name="ListLabel 15" style:family="text">
      <style:text-properties fo:font-variant="normal" fo:text-transform="none" style:text-outline="false" style:text-line-through-style="none" style:text-line-through-type="none" style:text-position="0% 100%" fo:font-size="13pt" fo:letter-spacing="normal" style:letter-kerning="false" style:font-size-asian="13pt" style:font-size-complex="13pt" style:text-scale="100%" style:font-relief="none"/>
    </style:style>
    <style:style style:name="ListLabel_20_16" style:display-name="ListLabel 16" style:family="text">
      <style:text-properties fo:font-variant="normal" fo:text-transform="none" style:text-outline="false" style:text-line-through-style="none" style:text-line-through-type="none" style:text-position="0% 100%" fo:font-size="13pt" fo:letter-spacing="normal" style:letter-kerning="false" style:font-size-asian="13pt" style:font-size-complex="13pt" style:text-scale="100%" style:font-relief="none"/>
    </style:style>
    <style:style style:name="ListLabel_20_17" style:display-name="ListLabel 17" style:family="text">
      <style:text-properties fo:font-variant="normal" fo:text-transform="none" style:text-outline="false" style:text-line-through-style="none" style:text-line-through-type="none" style:text-position="0% 100%" fo:font-size="13pt" fo:letter-spacing="normal" style:letter-kerning="false" style:font-size-asian="13pt" style:font-size-complex="13pt" style:text-scale="100%" style:font-relief="none"/>
    </style:style>
    <style:style style:name="ListLabel_20_18" style:display-name="ListLabel 18" style:family="text">
      <style:text-properties fo:font-variant="normal" fo:text-transform="none" style:text-outline="false" style:text-line-through-style="none" style:text-line-through-type="none" style:text-position="0% 100%" fo:font-size="13pt" fo:letter-spacing="normal" style:letter-kerning="false" style:font-size-asian="13pt" style:font-size-complex="13pt" style:text-scale="100%" style:font-relief="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Tiret">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1665in" fo:margin-left="0.1665in"/>
        </style:list-level-properties>
      </text:list-level-style-bullet>
      <text:list-level-style-bullet text:level="2" text:style-name="ListLabel_20_2" text:bullet-char="-">
        <style:list-level-properties text:list-level-position-and-space-mode="label-alignment">
          <style:list-level-label-alignment text:label-followed-by="listtab" fo:text-indent="-0.1665in" fo:margin-left="0.3335in"/>
        </style:list-level-properties>
      </text:list-level-style-bullet>
      <text:list-level-style-bullet text:level="3" text:style-name="ListLabel_20_3" text:bullet-char="-">
        <style:list-level-properties text:list-level-position-and-space-mode="label-alignment">
          <style:list-level-label-alignment text:label-followed-by="listtab" fo:text-indent="-0.1665in" fo:margin-left="0.5in"/>
        </style:list-level-properties>
      </text:list-level-style-bullet>
      <text:list-level-style-bullet text:level="4" text:style-name="ListLabel_20_4" text:bullet-char="-">
        <style:list-level-properties text:list-level-position-and-space-mode="label-alignment">
          <style:list-level-label-alignment text:label-followed-by="listtab" fo:text-indent="-0.1665in" fo:margin-left="0.6665in"/>
        </style:list-level-properties>
      </text:list-level-style-bullet>
      <text:list-level-style-bullet text:level="5" text:style-name="ListLabel_20_5" text:bullet-char="-">
        <style:list-level-properties text:list-level-position-and-space-mode="label-alignment">
          <style:list-level-label-alignment text:label-followed-by="listtab" fo:text-indent="-0.1665in" fo:margin-left="0.8335in"/>
        </style:list-level-properties>
      </text:list-level-style-bullet>
      <text:list-level-style-bullet text:level="6" text:style-name="ListLabel_20_6" text:bullet-char="-">
        <style:list-level-properties text:list-level-position-and-space-mode="label-alignment">
          <style:list-level-label-alignment text:label-followed-by="listtab" fo:text-indent="-0.1665in" fo:margin-left="1in"/>
        </style:list-level-properties>
      </text:list-level-style-bullet>
      <text:list-level-style-bullet text:level="7" text:style-name="ListLabel_20_7" text:bullet-char="-">
        <style:list-level-properties text:list-level-position-and-space-mode="label-alignment">
          <style:list-level-label-alignment text:label-followed-by="listtab" fo:text-indent="-0.1665in" fo:margin-left="1.1665in"/>
        </style:list-level-properties>
      </text:list-level-style-bullet>
      <text:list-level-style-bullet text:level="8" text:style-name="ListLabel_20_8" text:bullet-char="-">
        <style:list-level-properties text:list-level-position-and-space-mode="label-alignment">
          <style:list-level-label-alignment text:label-followed-by="listtab" fo:text-indent="-0.1665in" fo:margin-left="1.3335in"/>
        </style:list-level-properties>
      </text:list-level-style-bullet>
      <text:list-level-style-bullet text:level="9" text:style-name="ListLabel_20_9" text:bullet-char="-">
        <style:list-level-properties text:list-level-position-and-space-mode="label-alignment">
          <style:list-level-label-alignment text:label-followed-by="listtab" fo:text-indent="-0.1665in" fo:margin-left="1.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fo:text-indent="-0.1665in" fo:margin-left="0.1665in"/>
        </style:list-level-properties>
      </text:list-level-style-bullet>
      <text:list-level-style-bullet text:level="2" text:style-name="ListLabel_20_11" text:bullet-char="-">
        <style:list-level-properties text:list-level-position-and-space-mode="label-alignment">
          <style:list-level-label-alignment text:label-followed-by="listtab" fo:text-indent="-0.1665in" fo:margin-left="0.3335in"/>
        </style:list-level-properties>
      </text:list-level-style-bullet>
      <text:list-level-style-bullet text:level="3" text:style-name="ListLabel_20_12" text:bullet-char="-">
        <style:list-level-properties text:list-level-position-and-space-mode="label-alignment">
          <style:list-level-label-alignment text:label-followed-by="listtab" fo:text-indent="-0.1665in" fo:margin-left="0.5in"/>
        </style:list-level-properties>
      </text:list-level-style-bullet>
      <text:list-level-style-bullet text:level="4" text:style-name="ListLabel_20_13" text:bullet-char="-">
        <style:list-level-properties text:list-level-position-and-space-mode="label-alignment">
          <style:list-level-label-alignment text:label-followed-by="listtab" fo:text-indent="-0.1665in" fo:margin-left="0.6665in"/>
        </style:list-level-properties>
      </text:list-level-style-bullet>
      <text:list-level-style-bullet text:level="5" text:style-name="ListLabel_20_14" text:bullet-char="-">
        <style:list-level-properties text:list-level-position-and-space-mode="label-alignment">
          <style:list-level-label-alignment text:label-followed-by="listtab" fo:text-indent="-0.1665in" fo:margin-left="0.8335in"/>
        </style:list-level-properties>
      </text:list-level-style-bullet>
      <text:list-level-style-bullet text:level="6" text:style-name="ListLabel_20_15" text:bullet-char="-">
        <style:list-level-properties text:list-level-position-and-space-mode="label-alignment">
          <style:list-level-label-alignment text:label-followed-by="listtab" fo:text-indent="-0.1665in" fo:margin-left="1in"/>
        </style:list-level-properties>
      </text:list-level-style-bullet>
      <text:list-level-style-bullet text:level="7" text:style-name="ListLabel_20_16" text:bullet-char="-">
        <style:list-level-properties text:list-level-position-and-space-mode="label-alignment">
          <style:list-level-label-alignment text:label-followed-by="listtab" fo:text-indent="-0.1665in" fo:margin-left="1.1665in"/>
        </style:list-level-properties>
      </text:list-level-style-bullet>
      <text:list-level-style-bullet text:level="8" text:style-name="ListLabel_20_17" text:bullet-char="-">
        <style:list-level-properties text:list-level-position-and-space-mode="label-alignment">
          <style:list-level-label-alignment text:label-followed-by="listtab" fo:text-indent="-0.1665in" fo:margin-left="1.3335in"/>
        </style:list-level-properties>
      </text:list-level-style-bullet>
      <text:list-level-style-bullet text:level="9" text:style-name="ListLabel_20_18" text:bullet-char="-">
        <style:list-level-properties text:list-level-position-and-space-mode="label-alignment">
          <style:list-level-label-alignment text:label-followed-by="listtab" fo:text-indent="-0.1665in" fo:margin-left="1.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4925in" fo:margin-bottom="0.5902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953in" fo:margin-left="0in" fo:margin-right="0in" fo:margin-bottom="0.2555in" style:dynamic-spacing="true"/>
      </style:header-style>
      <style:footer-style>
        <style:header-footer-properties fo:min-height="0.1972in" fo:margin-left="0in" fo:margin-right="0in" fo:margin-top="0.1575in" style:dynamic-spacing="true"/>
      </style:footer-style>
    </style:page-layout>
  </office:automatic-styles>
  <office:master-styles>
    <style:master-page style:name="Standard" style:page-layout-name="Mpm1">
      <style:header>
        <text:p text:style-name="Standard"/>
      </style:header>
      <style:footer>
        <text:p text:style-name="Standard"/>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10-20T11:35:34.401112513</dc:date>
    <meta:editing-duration>PT1M6S</meta:editing-duration>
    <meta:editing-cycles>1</meta:editing-cycles>
    <meta:document-statistic meta:table-count="0" meta:image-count="0" meta:object-count="0" meta:page-count="2" meta:paragraph-count="19" meta:word-count="375" meta:character-count="2277" meta:non-whitespace-character-count="1934"/>
    <meta:generator>LibreOffice/6.4.6.2$Linux_X86_64 LibreOffice_project/40$Build-2</meta:generator>
  </office:meta>
</office:document-meta>
</file>